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943e"/>
    </style:style>
    <style:style style:name="T1" style:family="text">
      <style:text-properties officeooo:rsid="0015831c"/>
    </style:style>
    <style:style style:name="T2" style:family="text">
      <style:text-properties officeooo:rsid="00160955"/>
    </style:style>
    <style:style style:name="T3" style:family="text">
      <style:text-properties officeooo:rsid="0017943e"/>
    </style:style>
    <style:style style:name="T4" style:family="text">
      <style:text-properties officeooo:rsid="001994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Лабораторна робота №<text:span text:style-name="T1">1</text:span></text:p>
      <text:h text:style-name="Heading_20_3" text:outline-level="3">Налагодження середовища для <text:span text:style-name="T1">Flutter-розробки</text:span></text:h>
      <text:p text:style-name="Text_20_body">Основна сторінка з нформацією про установку <text:span text:style-name="T1">Flutter на різних платформах: </text:span><text:a xlink:type="simple" xlink:href="https://docs.flutter.dev/get-started/install" text:style-name="Internet_20_link" text:visited-style-name="Visited_20_Internet_20_Link"><text:span text:style-name="T1">https://docs.flutter.dev/get-started/install</text:span></text:a></text:p>
      <text:p text:style-name="P1">Розробку <text:span text:style-name="T2">Flutter-програм можна вести в таких інстументах, як Vim (NeoVim), Android Studio, VS Code. Майже всі редактори мають плагіни для підтримки </text:span><text:span text:style-name="T3">Flutter-розробки.</text:span></text:p>
      <text:p text:style-name="P1"><text:span text:style-name="T2">Розглянемо кроки, що необхідно виконати для розробки на </text:span><text:span text:style-name="T3">flutter </text:span><text:span text:style-name="T2">програм для <text:s/></text:span><text:span text:style-name="T3">Android.</text:span></text:p>
      <text:p text:style-name="P1">Щоби створити новий проект наобхід<text:span text:style-name="T4">но вибрати <text:s/>“New Flutter Project” в меню “File”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style:contextual-spacing="false" fo:line-height="115%" fo:text-indent="0.3in" style:auto-text-indent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text-align="center" style:justify-single-word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4T23:07:01.524572381</meta:creation-date>
    <meta:generator>LibreOffice/7.1.3.2$MacOSX_X86_64 LibreOffice_project/47f78053abe362b9384784d31a6e56f8511eb1c1</meta:generator>
    <dc:date>2022-02-16T23:11:50.360303902</dc:date>
    <meta:editing-duration>PT2H47M37S</meta:editing-duration>
    <meta:editing-cycles>3</meta:editing-cycles>
    <meta:document-statistic meta:table-count="0" meta:image-count="0" meta:object-count="0" meta:page-count="1" meta:paragraph-count="6" meta:word-count="64" meta:character-count="515" meta:non-whitespace-character-count="455"/>
  </office:meta>
</office:document-meta>
</file>